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3bc7a" officeooo:paragraph-rsid="0013bc7a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rsid="0013bc7a" officeooo:paragraph-rsid="0013bc7a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13bc7a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rsid="001766aa" officeooo:paragraph-rsid="001766aa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1766aa"/>
    </style:style>
    <style:style style:name="T1" style:family="text">
      <style:text-properties officeooo:rsid="0012f7c7"/>
    </style:style>
    <style:style style:name="T2" style:family="text">
      <style:text-properties officeooo:rsid="0013bc7a"/>
    </style:style>
    <style:style style:name="T3" style:family="text">
      <style:text-properties officeooo:rsid="001766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2">2. Linear Regression model from scratch</text:p>
      <text:p text:style-name="Preformatted_20_Text"/>
      <text:p text:style-name="Preformatted_20_Text"/>
      <text:p text:style-name="Preformatted_20_Text"><text:span text:style-name="T2">i</text:span>mport pandas as pd</text:p>
      <text:p text:style-name="Preformatted_20_Text">import numpy as np</text:p>
      <text:p text:style-name="Preformatted_20_Text">import matplotlib.pyplot as plt</text:p>
      <text:p text:style-name="Preformatted_20_Text">import seaborn as sns</text:p>
      <text:p text:style-name="Preformatted_20_Text">sns.set()</text:p>
      <text:p text:style-name="Preformatted_20_Text"/>
      <text:p text:style-name="P1">import time</text:p>
      <text:p text:style-name="Preformatted_20_Text">def linear(X, b0, b1):</text:p>
      <text:p text:style-name="P1"><text:s text:c="4"/>return [b0+b1*x for x in X]</text:p>
      <text:p text:style-name="Preformatted_20_Text">def intercept(X, Y, b1): </text:p>
      <text:p text:style-name="Preformatted_20_Text"><text:s text:c="4"/>x_ = np.mean(X)</text:p>
      <text:p text:style-name="Preformatted_20_Text"><text:s text:c="4"/>y_ = np.mean(Y)</text:p>
      <text:p text:style-name="Preformatted_20_Text"><text:s text:c="4"/></text:p>
      <text:p text:style-name="P1"><text:s text:c="4"/>return y_-b1*x_</text:p>
      <text:p text:style-name="Preformatted_20_Text">def slope(X, Y):</text:p>
      <text:p text:style-name="Preformatted_20_Text"><text:s text:c="4"/>x_ = np.mean(X)</text:p>
      <text:p text:style-name="Preformatted_20_Text"><text:s text:c="4"/>y_ = np.mean(Y)</text:p>
      <text:p text:style-name="Preformatted_20_Text"><text:s text:c="4"/></text:p>
      <text:p text:style-name="Preformatted_20_Text"><text:s text:c="4"/>rise = sum([(x-x_) * (y-y_) for x,y in zip(X,Y)])</text:p>
      <text:p text:style-name="Preformatted_20_Text"><text:s text:c="4"/>run = sum([(x-x_)**2 for x,y in zip(X,Y)])</text:p>
      <text:p text:style-name="Preformatted_20_Text"><text:s text:c="4"/></text:p>
      <text:p text:style-name="P1"><text:s text:c="4"/>return rise / run</text:p>
      <text:p text:style-name="Preformatted_20_Text">data = pd.read_csv("../input/Automobile_data.csv")</text:p>
      <text:p text:style-name="P1">data.head()</text:p>
      <text:p text:style-name="Preformatted_20_Text">print("Dataset size")</text:p>
      <text:p text:style-name="P1">print("Rows {} Columns {}".format(data.shape[0], data.shape[1]))</text:p>
      <text:p text:style-name="Preformatted_20_Text">print("Columns and data types")</text:p>
      <text:p text:style-name="P1">pd.DataFrame(data.dtypes).rename(columns = {0:'dtype'})</text:p>
      <text:p text:style-name="Preformatted_20_Text">try:</text:p>
      <text:p text:style-name="Preformatted_20_Text"><text:s text:c="4"/>data[['price']] = data[['price']].astype(int)</text:p>
      <text:p text:style-name="Preformatted_20_Text">except ValueError:</text:p>
      <text:p text:style-name="Preformatted_20_Text"><text:s text:c="4"/>print("Trying out the line of code above will result to this error:\n")</text:p>
      <text:p text:style-name="P1"><text:s text:c="4"/>print("Value Error: invalid literal for int() with base 10: '?'")</text:p>
      <text:p text:style-name="P1"><text:span text:style-name="T1">d</text:span>ata['price'].value_counts()[:5]</text:p>
      <text:p text:style-name="Preformatted_20_Text">data = data.loc[data['price']!='?']</text:p>
      <text:p text:style-name="P1">data[['price']] = data[['price']].astype(int)</text:p>
      <text:p text:style-name="Preformatted_20_Text">plt.figure(figsize=(10,8))</text:p>
      <text:p text:style-name="Preformatted_20_Text">sns.heatmap(data.corr(), annot=True)</text:p>
      <text:p text:style-name="P1">plt.show()</text:p>
      <text:p text:style-name="Preformatted_20_Text">final_data = data[['engine-size', 'price']]</text:p>
      <text:p text:style-name="Preformatted_20_Text">predictor = data['engine-size']</text:p>
      <text:p text:style-name="P1">target = data['price']</text:p>
      <text:p text:style-name="Preformatted_20_Text">plt.figure(figsize=(8,5))</text:p>
      <text:p text:style-name="Preformatted_20_Text">plt.title("Price vs engine-size")</text:p>
      <text:p text:style-name="Preformatted_20_Text">plt.scatter(predictor, target, color = "#247ba0")</text:p>
      <text:p text:style-name="Preformatted_20_Text"><text:soft-page-break/>plt.xlabel('engine-size')</text:p>
      <text:p text:style-name="Preformatted_20_Text">plt.ylabel('price')</text:p>
      <text:p text:style-name="P1">plt.show()</text:p>
      <text:p text:style-name="Preformatted_20_Text">b1 = slope(predictor, target)</text:p>
      <text:p text:style-name="Preformatted_20_Text">b0 = intercept(predictor, target, b1)</text:p>
      <text:p text:style-name="P1">predicted = linear(predictor, b0, b1)</text:p>
      <text:p text:style-name="Preformatted_20_Text">plt.figure(figsize = (8, 5))</text:p>
      <text:p text:style-name="Preformatted_20_Text">plt.plot(predictor, predicted, color = '#f25f5c')</text:p>
      <text:p text:style-name="Preformatted_20_Text">plt.scatter(predictor, predicted, color = '#f25f5c')</text:p>
      <text:p text:style-name="Preformatted_20_Text">plt.title('Predicted values by Linear Regression', fontsize = 15)</text:p>
      <text:p text:style-name="Preformatted_20_Text">plt.xlabel('engine-size')</text:p>
      <text:p text:style-name="Preformatted_20_Text">plt.ylabel('price')</text:p>
      <text:p text:style-name="Preformatted_20_Text">plt.scatter(predictor, target, color = "#247ba0")</text:p>
      <text:p text:style-name="P1">plt.show()</text:p>
      <text:p text:style-name="Preformatted_20_Text">print("b0 : ", b0)</text:p>
      <text:p text:style-name="P1">print("b1 : ", b1)</text:p>
      <text:p text:style-name="P1"/>
      <text:p text:style-name="P3">1. Generate 1000 random points.</text:p>
      <text:p text:style-name="P3"/>
      <text:p text:style-name="P3">Import numpy as np</text:p>
      <text:p text:style-name="P4"><text:span text:style-name="T2">df = </text:span>np.random.default_<text:span text:style-name="T2">df()</text:span></text:p>
      <text:p text:style-name="P3">df.random(1000)</text:p>
      <text:p text:style-name="P3"/>
      <text:p text:style-name="P3">3.Gradient descent to find best fit line.</text:p>
      <text:p text:style-name="P3"/>
      <text:p text:style-name="P3">import numpy as np</text:p>
      <text:p text:style-name="Preformatted_20_Text">import pandas as pd</text:p>
      <text:p text:style-name="Preformatted_20_Text">import matplotlib.pyplot as plt</text:p>
      <text:p text:style-name="Preformatted_20_Text">plt.rcParams['figure.figsize'] = (12.0, 9.0)</text:p>
      <text:p text:style-name="Preformatted_20_Text"/>
      <text:p text:style-name="Preformatted_20_Text"># Preprocessing Input data</text:p>
      <text:p text:style-name="Preformatted_20_Text">data = pd.read_csv('data.csv')</text:p>
      <text:p text:style-name="Preformatted_20_Text">X = data.iloc[:, 0]</text:p>
      <text:p text:style-name="Preformatted_20_Text">Y = data.iloc[:, 1]</text:p>
      <text:p text:style-name="Preformatted_20_Text">plt.scatter(X, Y)</text:p>
      <text:p text:style-name="P1">plt.show()</text:p>
      <text:p text:style-name="P3">m = 0</text:p>
      <text:p text:style-name="Preformatted_20_Text">c = 0</text:p>
      <text:p text:style-name="Preformatted_20_Text"/>
      <text:p text:style-name="Preformatted_20_Text">L = 0.0001 <text:s/></text:p>
      <text:p text:style-name="Preformatted_20_Text">epochs = 1000 <text:s/></text:p>
      <text:p text:style-name="Preformatted_20_Text">n = float(len(X)) </text:p>
      <text:p text:style-name="Preformatted_20_Text"/>
      <text:p text:style-name="Preformatted_20_Text">for i in range(epochs): </text:p>
      <text:p text:style-name="Preformatted_20_Text"><text:soft-page-break/><text:s text:c="4"/>Y_pred = m*X + c <text:s/></text:p>
      <text:p text:style-name="Preformatted_20_Text"><text:s text:c="4"/>D_m = (-2/n) * sum(X * (Y - Y_pred)) <text:s/></text:p>
      <text:p text:style-name="Preformatted_20_Text"><text:s text:c="4"/>D_c = (-2/n) * sum(Y - Y_pred) </text:p>
      <text:p text:style-name="Preformatted_20_Text"><text:s text:c="4"/>m = m - L * D_m <text:s/></text:p>
      <text:p text:style-name="Preformatted_20_Text"><text:s text:c="4"/>c = c - L * D_c </text:p>
      <text:p text:style-name="Preformatted_20_Text"><text:s text:c="4"/></text:p>
      <text:p text:style-name="P1">print (m, c)</text:p>
      <text:p text:style-name="P3">Y_pred = m*X + c</text:p>
      <text:p text:style-name="Preformatted_20_Text"/>
      <text:p text:style-name="Preformatted_20_Text">plt.scatter(X, Y) </text:p>
      <text:p text:style-name="Preformatted_20_Text">plt.plot([min(X), max(X)], [min(Y_pred), max(Y_pred)], color='red') </text:p>
      <text:p text:style-name="P1">plt.show()</text:p>
      <text:p text:style-name="P5">4.</text:p>
      <text:p text:style-name="P7"><text:span text:style-name="T3">import numpy as np</text:span></text:p>
      <text:p text:style-name="P7">from sklearn.linear_model import LinearRegression</text:p>
      <text:p text:style-name="Preformatted_20_Text">X = np.array([[1, 1], [1, 2], [2, 2], [2, 3]])</text:p>
      <text:p text:style-name="Preformatted_20_Text">y = np.dot(X, np.array([1, 2])) + 3</text:p>
      <text:p text:style-name="Preformatted_20_Text">reg = LinearRegression().fit(X, y)</text:p>
      <text:p text:style-name="Preformatted_20_Text">reg.score(X, y)</text:p>
      <text:p text:style-name="Preformatted_20_Text">1.0</text:p>
      <text:p text:style-name="Preformatted_20_Text">reg.coef_</text:p>
      <text:p text:style-name="Preformatted_20_Text">array([1., 2.])</text:p>
      <text:p text:style-name="Preformatted_20_Text">reg.intercept_</text:p>
      <text:p text:style-name="Preformatted_20_Text">3.0...</text:p>
      <text:p text:style-name="Preformatted_20_Text">reg.predict(np.array([[3, 5]]))</text:p>
      <text:p text:style-name="P1">array([16.])</text:p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1:27:55.551196171</meta:creation-date>
    <dc:date>2023-01-12T12:09:20.395537563</dc:date>
    <meta:editing-duration>PT10M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3" meta:paragraph-count="107" meta:word-count="372" meta:character-count="2794" meta:non-whitespace-character-count="2424"/>
  </office:meta>
</office:document-meta>
</file>